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e2da"/>
    </style:style>
    <style:style style:name="P2" style:family="paragraph" style:parent-style-name="Standard">
      <style:text-properties fo:language="pt" fo:country="BR" officeooo:paragraph-rsid="0016e2da"/>
    </style:style>
    <style:style style:name="P3" style:family="paragraph" style:parent-style-name="Standard">
      <style:text-properties fo:language="pt" fo:country="BR" fo:font-style="italic" fo:font-weight="bold" officeooo:paragraph-rsid="0016e2da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pt" fo:country="BR" fo:font-style="normal" fo:font-weight="normal" officeooo:paragraph-rsid="0016e2d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pt" fo:country="BR" officeooo:paragraph-rsid="00182640"/>
    </style:style>
    <style:style style:name="P6" style:family="paragraph" style:parent-style-name="Standard">
      <style:text-properties fo:language="pt" fo:country="BR" officeooo:paragraph-rsid="002050fe"/>
    </style:style>
    <style:style style:name="P7" style:family="paragraph" style:parent-style-name="Standard">
      <style:text-properties fo:language="pt" fo:country="BR" officeooo:paragraph-rsid="00229917"/>
    </style:style>
    <style:style style:name="P8" style:family="paragraph" style:parent-style-name="Standard">
      <style:text-properties fo:font-style="normal" fo:font-weight="normal" officeooo:paragraph-rsid="0016e2d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paragraph-rsid="0017c4f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italic" fo:font-weight="bold" officeooo:paragraph-rsid="0017c4f5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Courier" fo:font-size="12pt" fo:language="pt" fo:country="BR" fo:font-style="italic" fo:font-weight="normal" officeooo:paragraph-rsid="0016e2da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officeooo:paragraph-rsid="002050fe"/>
    </style:style>
    <style:style style:name="T1" style:family="text">
      <style:text-properties officeooo:rsid="0016e2da"/>
    </style:style>
    <style:style style:name="T2" style:family="text">
      <style:text-properties fo:font-style="italic" officeooo:rsid="0016e2da" style:font-style-asian="italic" style:font-style-complex="italic"/>
    </style:style>
    <style:style style:name="T3" style:family="text">
      <style:text-properties fo:font-style="italic" officeooo:rsid="00182640" style:font-style-asian="italic" style:font-style-complex="italic"/>
    </style:style>
    <style:style style:name="T4" style:family="text">
      <style:text-properties fo:font-style="italic" fo:font-weight="bold" officeooo:rsid="00182640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453a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56713" style:font-style-asian="italic" style:font-weight-asian="bold" style:font-style-complex="italic" style:font-weight-complex="bold"/>
    </style:style>
    <style:style style:name="T7" style:family="text">
      <style:text-properties fo:font-style="normal" officeooo:rsid="0016e2da" style:font-style-asian="normal" style:font-style-complex="normal"/>
    </style:style>
    <style:style style:name="T8" style:family="text">
      <style:text-properties fo:font-style="normal" officeooo:rsid="00182640" style:font-style-asian="normal" style:font-style-complex="normal"/>
    </style:style>
    <style:style style:name="T9" style:family="text">
      <style:text-properties fo:font-style="normal" fo:font-weight="normal" officeooo:rsid="0018390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8e37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a68c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eebc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16b9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ff3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229917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5ff36" style:font-style-asian="normal" style:font-weight-asian="bold" style:font-style-complex="normal" style:font-weight-complex="bold"/>
    </style:style>
    <style:style style:name="T18" style:family="text">
      <style:text-properties officeooo:rsid="0017c4f5"/>
    </style:style>
    <style:style style:name="T19" style:family="text">
      <style:text-properties fo:language="pt" fo:country="BR" fo:font-style="italic" fo:font-weight="bold" officeooo:rsid="0016e2da" style:font-style-asian="italic" style:font-weight-asian="bold" style:font-style-complex="italic" style:font-weight-complex="bold"/>
    </style:style>
    <style:style style:name="T20" style:family="text">
      <style:text-properties fo:language="pt" fo:country="BR" fo:font-style="italic" fo:font-weight="bold" officeooo:rsid="0017c4f5" style:font-style-asian="italic" style:font-weight-asian="bold" style:font-style-complex="italic" style:font-weight-complex="bold"/>
    </style:style>
    <style:style style:name="T21" style:family="text">
      <style:text-properties fo:language="pt" fo:country="BR" officeooo:rsid="0017c4f5"/>
    </style:style>
    <style:style style:name="T22" style:family="text">
      <style:text-properties officeooo:rsid="0018264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b1c48"/>
    </style:style>
    <style:style style:name="T25" style:family="text">
      <style:text-properties style:font-name="Courier" fo:font-style="italic" fo:font-weight="normal" officeooo:rsid="001b1c48" style:font-style-asian="italic" style:font-weight-asian="normal" style:font-style-complex="italic" style:font-weight-complex="normal"/>
    </style:style>
    <style:style style:name="T26" style:family="text">
      <style:text-properties style:font-name="Courier" fo:font-style="italic" fo:font-weight="normal" officeooo:rsid="002050fe" style:font-style-asian="italic" style:font-weight-asian="normal" style:font-style-complex="italic" style:font-weight-complex="normal"/>
    </style:style>
    <style:style style:name="T27" style:family="text">
      <style:text-properties style:font-name="Courier" fo:font-size="12pt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Courier" fo:font-size="12pt" fo:font-style="normal" fo:font-weight="normal" officeooo:rsid="001b1c48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Courier" fo:font-size="12pt" fo:language="pt" fo:country="BR" fo:font-style="italic" fo:font-weight="normal" officeooo:rsid="0016e2da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Courier" fo:font-size="12pt" fo:language="pt" fo:country="BR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Courier" fo:font-size="12pt" fo:language="pt" fo:country="BR" fo:font-style="italic" fo:font-weight="normal" officeooo:rsid="0017c4f5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officeooo:rsid="002050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 configuração e compilação do kernel</text:span></text:p>
      <text:p text:style-name="P2"><text:span text:style-name="T1"/></text:p>
      <text:p text:style-name="P5"><text:span text:style-name="T1"><text:tab/>Para este trabalho foi selecionada uma versão </text:span><text:span text:style-name="T2">vanilla</text:span><text:span text:style-name="T7"> (4.4.17) e o </text:span><text:span text:style-name="T2">patch</text:span><text:span text:style-name="T7"> rt-linux correspondente, </text:span><text:span text:style-name="T8">ambos serão instalados e executados em uma distribuição Debian 8.8 (</text:span><text:span text:style-name="T3">jessie)</text:span><text:span text:style-name="T7">.</text:span></text:p>
      <text:p text:style-name="P5"><text:span text:style-name="T1"><text:tab/></text:span><text:span text:style-name="T22">Antes de executar a compilação do kernel é necessário que </text:span><text:span text:style-name="T24">estejam instalados n</text:span><text:span text:style-name="T22">o sistema os programas e bibliotecas utilizados durante o processo, para isso </text:span><text:span text:style-name="T24">foi utilizado o gerenciador de pacotes</text:span><text:span text:style-name="T22"> apt-get. </text:span><text:span text:style-name="T32">Antes de instalar os pacotes atualizamos a lista de pacotes dos repositórios</text:span><text:span text:style-name="T22">:</text:span></text:p>
      <text:p text:style-name="P5"><text:span text:style-name="T22"/></text:p>
      <text:p text:style-name="P6"><text:span text:style-name="T22"><text:tab/></text:span><text:span text:style-name="T25">#</text:span><text:span text:style-name="T26">apt-get update</text:span></text:p>
      <text:p text:style-name="P5"><text:span text:style-name="T22"><text:tab/></text:span><text:span text:style-name="T27">#</text:span><text:span text:style-name="T28">apt-get install fakeroot build-essential ncurses-dev xz-utils libssl-dev bc kernel-package</text:span></text:p>
      <text:p text:style-name="P5"><text:span text:style-name="T22"/></text:p>
      <text:p text:style-name="P5"><text:span text:style-name="T22"><text:tab/></text:span><text:span text:style-name="T4">fakeroot: </text:span><text:span text:style-name="T9">Ferramenta utilizada para simular os privilégios de super usuário </text:span><text:span text:style-name="T10">durante a manipulação de arquivos</text:span><text:span text:style-name="T9">. </text:span><text:span text:style-name="T10">Este programa será utilizado para gerar os pacotes de instalação do novo kernel.</text:span></text:p>
      <text:p text:style-name="P5"><text:span text:style-name="T9"/></text:p>
      <text:p text:style-name="P5"><text:span text:style-name="T4"><text:tab/></text:span><text:span text:style-name="T5">b</text:span><text:span text:style-name="T4">uild-essential: </text:span><text:span text:style-name="T10">Lista contendo os pacotes que são essenciais para a geração de pacotes Debian (.deb). </text:span><text:span text:style-name="T11">Por também depender dos pacotes da própria lista, este pacote força a instalação d</text:span><text:span text:style-name="T12">o</text:span><text:span text:style-name="T11">s mesm</text:span><text:span text:style-name="T12">o</text:span><text:span text:style-name="T11">s. </text:span><text:span text:style-name="T15">Este pacote é uma das dependências do pacote </text:span><text:span text:style-name="T17">kernel-package</text:span><text:span text:style-name="T15">.</text:span></text:p>
      <text:p text:style-name="P5"><text:span text:style-name="T4"/></text:p>
      <text:p text:style-name="P5"><text:span text:style-name="T4"><text:tab/></text:span><text:span text:style-name="T5">l</text:span><text:span text:style-name="T4">ibssl-dev: </text:span><text:span text:style-name="T11">Bibliotecas de desenvolvimento, arquivos de cabeçalho e páginas de manual para libssl e libcrypto. (Não sei para que serve!!!).</text:span></text:p>
      <text:p text:style-name="P5"><text:span text:style-name="T4"/></text:p>
      <text:p text:style-name="P5"><text:span text:style-name="T4"><text:tab/></text:span><text:span text:style-name="T6">n</text:span><text:span text:style-name="T4">curses-dev: </text:span><text:span text:style-name="T15">Conjunto de ferramentas e APIs para o desenvolvimento de interfaces baseadas em modo texto.</text:span></text:p>
      <text:p text:style-name="P5"><text:span text:style-name="T4"/></text:p>
      <text:p text:style-name="P5"><text:span text:style-name="T4"><text:tab/>xz-utils: </text:span><text:span text:style-name="T13">Conjunto de ferramentas de linha de comando que manipulam arquivos comprimidos pelo algoritmo xz. </text:span><text:span text:style-name="T15">Estas ferramentas além de serem dependências de </text:span><text:span text:style-name="T17">kernel-package</text:span><text:span text:style-name="T15">, serão utilizadas para decompactar e ler os arquivos fontes do kernel e do patch.</text:span></text:p>
      <text:p text:style-name="P5"><text:span text:style-name="T4"/></text:p>
      <text:p text:style-name="P5"><text:span text:style-name="T4"><text:tab/>bc: </text:span><text:span text:style-name="T14">GNU bc é uma l</text:span><text:span text:style-name="T13">inguagem algébrica que segue o padrão POSIX 1003.2. </text:span><text:span text:style-name="T14">Este pacote é uma das dependências do pacote </text:span><text:span text:style-name="T16">kernel-package</text:span><text:span text:style-name="T14">.</text:span></text:p>
      <text:p text:style-name="P5"><text:span text:style-name="T14"/></text:p>
      <text:p text:style-name="P7"><text:span text:style-name="T4"><text:tab/>kernel-package: </text:span><text:span text:style-name="T14">Prove a capacidade de criar pacotes debian contendo uma imagem de kernel ou seus cabeçalhos. </text:span></text:p>
      <text:p text:style-name="P5"><text:span text:style-name="T22"/></text:p>
      <text:p text:style-name="P2"><text:span text:style-name="T7"><text:tab/>Para transferir uma cópia dos fontes foram usados os comandos:</text:span></text:p>
      <text:p text:style-name="P2"><text:span text:style-name="T7"/></text:p>
      <text:p text:style-name="P1"><text:span text:style-name="T19"><text:tab/></text:span><text:span text:style-name="T30">#</text:span><text:span text:style-name="T29">wget https://cdn.kernel.org/pub/linux/kernel/v4.x/linux-4.4.17.tar.xz</text:span></text:p>
      <text:p text:style-name="P11"><text:span text:style-name="T1"><text:tab/></text:span></text:p>
      <text:p text:style-name="P12"><text:span text:style-name="T29"><text:tab/></text:span><text:span text:style-name="T30">#</text:span><text:span text:style-name="T29">wget https://cdn.kernel.org/pub/linux/kernel/</text:span><text:span text:style-name="T31">projects/rt/4.4/older/patch-4.4.17-rt25.patch.xz</text:span></text:p>
      <text:p text:style-name="P1"><text:span text:style-name="T20"/></text:p>
      <text:p text:style-name="P8"><text:span text:style-name="T21"><text:tab/>Para descompactar os arquivos fontes do kernel:</text:span></text:p>
      <text:p text:style-name="P8"><text:span text:style-name="T21"/></text:p>
      <text:p text:style-name="P8"><text:span text:style-name="T21"><text:tab/></text:span><text:span text:style-name="T20">unxz linux-4.4.17.tar.xz</text:span></text:p>
      <text:p text:style-name="P10"><text:span text:style-name="T21"><text:tab/>tar xvf linux-4.4.17.tar</text:span></text:p>
      <text:p text:style-name="P10"><text:span text:style-name="T21"/></text:p>
      <text:p text:style-name="P9"><text:span text:style-name="T21"><text:tab/>Para aplicação do patch, dentro do diretório linux-4.4.17</text:span></text:p>
      <text:p text:style-name="P1"><text:span text:style-name="T18"/></text:p>
      <text:p text:style-name="P3"><text:span text:style-name="T18"/></text:p>
      <text:p text:style-name="P4"><text:soft-page-break/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11S</meta:editing-duration>
    <meta:editing-cycles>14</meta:editing-cycles>
    <meta:generator>LibreOffice/4.0.6.2$MacOSX_x86 LibreOffice_project/2e2573268451a50806fcd60ae2d9fe01dd0ce24</meta:generator>
    <dc:date>2017-06-08T11:34:38</dc:date>
    <meta:document-statistic meta:table-count="0" meta:image-count="0" meta:object-count="0" meta:page-count="2" meta:paragraph-count="20" meta:word-count="296" meta:character-count="2177" meta:non-whitespace-character-count="1880"/>
    <meta:user-defined meta:name="Info 1"/>
    <meta:user-defined meta:name="Info 2"/>
    <meta:user-defined meta:name="Info 3"/>
    <meta:user-defined meta:name="Info 4"/>
  </office:meta>
</office:document-meta>
</file>